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cs" fo:country="CZ" officeooo:rsid="000740a6" officeooo:paragraph-rsid="000740a6" style:script-type="latin"/>
    </style:style>
    <style:style style:name="P2" style:family="paragraph" style:parent-style-name="Text_20_body">
      <style:paragraph-properties fo:text-align="center" style:justify-single-word="false"/>
      <style:text-properties fo:language="cs" fo:country="CZ" officeooo:rsid="000740a6" officeooo:paragraph-rsid="000740a6" style:script-type="latin"/>
    </style:style>
    <style:style style:name="P3" style:family="paragraph" style:parent-style-name="Standard">
      <style:text-properties fo:language="cs" fo:country="CZ" fo:font-weight="bold" style:font-weight-asian="bold" style:font-weight-complex="bold" style:script-type="latin"/>
    </style:style>
    <style:style style:name="P4" style:family="paragraph" style:parent-style-name="Standard">
      <style:paragraph-properties>
        <style:tab-stops>
          <style:tab-stop style:position="4.8992in"/>
        </style:tab-stops>
      </style:paragraph-properties>
      <style:text-properties fo:language="cs" fo:country="CZ" style:script-type="latin"/>
    </style:style>
    <style:style style:name="P5" style:family="paragraph" style:parent-style-name="Text_20_body">
      <style:text-properties fo:language="cs" fo:country="CZ" officeooo:paragraph-rsid="000740a6" style:script-type="latin"/>
    </style:style>
    <style:style style:name="P6" style:family="paragraph" style:parent-style-name="Text_20_body">
      <style:text-properties fo:language="cs" fo:country="CZ" fo:font-weight="bold" officeooo:rsid="000740a6" officeooo:paragraph-rsid="000740a6" style:font-weight-asian="bold" style:font-weight-complex="bold" style:script-type="latin"/>
    </style:style>
    <style:style style:name="P7" style:family="paragraph" style:parent-style-name="Text_20_body">
      <style:text-properties fo:language="cs" fo:country="CZ" officeooo:rsid="000740a6" officeooo:paragraph-rsid="000740a6" style:script-type="latin"/>
    </style:style>
    <style:style style:name="P8" style:family="paragraph" style:parent-style-name="Text_20_body">
      <style:text-properties fo:language="cs" fo:country="CZ" officeooo:rsid="00090c65" officeooo:paragraph-rsid="00090c65" style:script-type="latin"/>
    </style:style>
    <style:style style:name="T1" style:family="text">
      <style:text-properties officeooo:rsid="000740a6"/>
    </style:style>
    <style:style style:name="T2" style:family="text">
      <style:text-properties officeooo:rsid="00074416"/>
    </style:style>
    <style:style style:name="T3" style:family="text">
      <style:text-properties officeooo:rsid="000ad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kt kebab</text:h>
      <text:p text:style-name="P2">Zadávající: Ing. Lucie Zachovalová</text:p>
      <text:p text:style-name="P2">Vykonavatelé: ST.1 – Kebabos s.r.o</text:p>
      <text:p text:style-name="P3">Popis projektu: </text:p>
      <text:p text:style-name="P4">Hodnocení <text:span text:style-name="T1">atypických</text:span> kebabáren, <text:span text:style-name="T2">a sezbírání dat, popsat zážitek, energii z místa a obsluhy a prezentace dat na </text:span><text:a xlink:type="simple" xlink:href="https://vecernicek.eu/" text:style-name="Internet_20_link" text:visited-style-name="Visited_20_Internet_20_Link"><text:span text:style-name="T2">webové stránce</text:span></text:a><text:span text:style-name="T2"> </text:span></text:p>
      <text:p text:style-name="P5"/>
      <text:p text:style-name="P6">Cíl projektu:</text:p>
      <text:p text:style-name="P7">Objevení nejlepších atypických kebabů v praze</text:p>
      <text:p text:style-name="P7"/>
      <text:p text:style-name="P7"/>
      <text:p text:style-name="P7"/>
      <text:p text:style-name="P8">Kontakt:</text:p>
      <text:p text:style-name="P8">Daniel Mandinec <text:span text:style-name="T3">(Autor a správce webových stránek)</text:span>: xxx xxx xxx</text:p>
      <text:p text:style-name="P8">Jan Hrubeš <text:span text:style-name="T3">(Organizátor)</text:span>: xxx xxx xxx</text:p>
      <text:p text:style-name="P8">Antonín Pivoňka <text:span text:style-name="T3">(Písař)</text:span>: xxx xxx xxx</text:p>
      <text:p text:style-name="P8">Ondřej Douša <text:span text:style-name="T3">(Datový analytik)</text:span>: xxx xxx xxx</text:p>
      <text:p text:style-name="P8">Jiří Šedivý <text:span text:style-name="T3">(Mecenáš)</text:span>: xxx xxx x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09:58:30.972649000</meta:creation-date>
    <dc:date>2026-03-11T10:31:14.944828000</dc:date>
    <meta:editing-duration>PT17M46S</meta:editing-duration>
    <meta:editing-cycles>4</meta:editing-cycles>
    <meta:generator>LibreOffice/26.2.0.3$MacOSX_AARCH64 LibreOffice_project/afbbd0df0edb6d40b450b0337ac646b0913a760c</meta:generator>
    <meta:document-statistic meta:table-count="0" meta:image-count="0" meta:object-count="0" meta:page-count="1" meta:paragraph-count="13" meta:word-count="75" meta:character-count="502" meta:non-whitespace-character-count="437"/>
  </office:meta>
</office:document-meta>
</file>